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res.currency.rate</text:p>
            <text:p text:style-name="P2">Name: Currency Rate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bas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res_currency_rate group_all</text:p>
          </table:table-cell>
        </table:table-row>
        <table:table-row>
          <table:table-cell table:style-name="Table1.A2" office:value-type="string">
            <text:p text:style-name="Table_20_Contents">Setting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res_currency_rate group_system</text:p>
          </table:table-cell>
        </table:table-row>
        <table:table-row>
          <table:table-cell table:style-name="Table1.A2" office:value-type="string">
            <text:p text:style-name="Table_20_Contents">Financial 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res.currency.rate account manag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currency_id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rate</text:p>
          </table:table-cell>
          <table:table-cell table:style-name="Table2.A1" office:value-type="string">
            <text:p text:style-name="Table_20_Contents">Rat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bas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87" meta:word-count="108" meta:character-count="598" meta:non-whitespace-character-count="577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